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9d0f2" officeooo:paragraph-rsid="0019d0f2"/>
    </style:style>
    <style:style style:name="P2" style:family="paragraph" style:parent-style-name="Standard">
      <style:paragraph-properties fo:text-align="start" style:justify-single-word="false"/>
      <style:text-properties officeooo:rsid="0019ff08" officeooo:paragraph-rsid="0019d0f2"/>
    </style:style>
    <style:style style:name="P3" style:family="paragraph" style:parent-style-name="Standard">
      <style:paragraph-properties fo:text-align="start" style:justify-single-word="false"/>
      <style:text-properties officeooo:rsid="0019ff08" officeooo:paragraph-rsid="001e9ea0"/>
    </style:style>
    <style:style style:name="P4" style:family="paragraph" style:parent-style-name="Standard">
      <style:paragraph-properties fo:text-align="end" style:justify-single-word="false"/>
      <style:text-properties officeooo:rsid="0019ff08" officeooo:paragraph-rsid="0019d0f2"/>
    </style:style>
    <style:style style:name="P5" style:family="paragraph" style:parent-style-name="Standard">
      <style:paragraph-properties fo:text-align="end" style:justify-single-word="false"/>
      <style:text-properties officeooo:rsid="0019d0f2" officeooo:paragraph-rsid="0019d0f2"/>
    </style:style>
    <style:style style:name="P6" style:family="paragraph" style:parent-style-name="Standard">
      <style:paragraph-properties fo:text-align="end" style:justify-single-word="false"/>
      <style:text-properties officeooo:rsid="0023f0b2" officeooo:paragraph-rsid="0023f0b2"/>
    </style:style>
    <style:style style:name="T1" style:family="text">
      <style:text-properties officeooo:rsid="001aee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by Freeman</text:p>
      <text:p text:style-name="P1">Prof. Harvey</text:p>
      <text:p text:style-name="P6">2016</text:p>
      <text:p text:style-name="P4"/>
      <text:p text:style-name="P3"><text:tab/><text:span text:style-name="T1">Malcolm X’s narrative is significant because it shows the less talked about part of his journey he took to get where he was in life. We all knew he was a very influential leader fighting for the blacks, and we all at least could have guessed he grew up a slave. What, I’m assuming, most of us didn’t know however is that he spent time in jail and in there he became a well educated man, without those years behind bars there never would have become Malcolm X to begin with. Many people see successful people and think that they just got lucky or they got an inheritance, or whatever it may be; what everyone doesn’t see is all the hard work, blood, sweat, and tears, the late nights pondering “Who am I?” that goes into making who they are today. This narrative showed us the middle of his journey in life, which I think many people forget about even though it’s the most important part in everyones life. I liked the fact that, he really painted a picture in your mind, one could easily imagine a dim lit corridor with only a sliver of light shining through, and every hour on the hour a guard coming by while he feigned sleep. There wasn’t anything too prominent that I disliked about this narrative, at least when the only thing I have to compare it to are the two other narratives that I thought were awful. This narrative wasn’t awfully long repeating the same thing over and over again, nor was it translated from a different language which made seem very unnatural to read. Or maybe I enjoyed this one more than the others simply because I knew whom Malcolm X was, which made all the difference; the same reason someone enjoys a movie just because their favorite actor stars in it.</text:span></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07:54:50.650292496</meta:creation-date>
    <dc:date>2016-09-18T19:09:50.207989417</dc:date>
    <meta:editing-duration>PT30M35S</meta:editing-duration>
    <meta:editing-cycles>4</meta:editing-cycles>
    <meta:generator>LibreOffice/5.1.4.2$Linux_X86_64 LibreOffice_project/10m0$Build-2</meta:generator>
    <meta:document-statistic meta:table-count="0" meta:image-count="0" meta:object-count="0" meta:page-count="1" meta:paragraph-count="5" meta:word-count="316" meta:character-count="1718" meta:non-whitespace-character-count="1404"/>
  </office:meta>
</office:document-meta>
</file>